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924f1" officeooo:paragraph-rsid="002924f1"/>
    </style:style>
    <style:style style:name="P2" style:family="paragraph" style:parent-style-name="Standard">
      <style:text-properties style:text-underline-style="none" officeooo:rsid="00288930" officeooo:paragraph-rsid="002924f1"/>
    </style:style>
    <style:style style:name="P3" style:family="paragraph" style:parent-style-name="Standard">
      <style:text-properties style:text-underline-style="none" officeooo:rsid="002924f1" officeooo:paragraph-rsid="002924f1"/>
    </style:style>
    <style:style style:name="P4" style:family="paragraph" style:parent-style-name="Standard">
      <style:text-properties officeooo:rsid="00288930" officeooo:paragraph-rsid="002924f1"/>
    </style:style>
    <style:style style:name="P5" style:family="paragraph" style:parent-style-name="Text_20_body">
      <style:text-properties officeooo:rsid="005e3486" officeooo:paragraph-rsid="005e3486"/>
    </style:style>
    <style:style style:name="T1" style:family="text">
      <style:text-properties style:text-underline-style="none"/>
    </style:style>
    <style:style style:name="T2" style:family="text">
      <style:text-properties style:text-underline-style="none" officeooo:rsid="0047ff0a"/>
    </style:style>
    <style:style style:name="T3" style:family="text">
      <style:text-properties style:text-underline-style="none" officeooo:rsid="0044ed71"/>
    </style:style>
    <style:style style:name="T4" style:family="text">
      <style:text-properties style:text-underline-style="none" officeooo:rsid="004dc99b"/>
    </style:style>
    <style:style style:name="T5" style:family="text">
      <style:text-properties style:text-underline-style="none" officeooo:rsid="0059a53a"/>
    </style:style>
    <style:style style:name="T6" style:family="text">
      <style:text-properties style:text-underline-style="none" officeooo:rsid="005bda63"/>
    </style:style>
    <style:style style:name="T7" style:family="text">
      <style:text-properties style:text-underline-style="none" officeooo:rsid="005d943b"/>
    </style:style>
    <style:style style:name="T8" style:family="text">
      <style:text-properties officeooo:rsid="002991c0"/>
    </style:style>
    <style:style style:name="T9" style:family="text">
      <style:text-properties officeooo:rsid="0029f69f"/>
    </style:style>
    <style:style style:name="T10" style:family="text">
      <style:text-properties officeooo:rsid="00334eca"/>
    </style:style>
    <style:style style:name="T11" style:family="text">
      <style:text-properties officeooo:rsid="0038ec80"/>
    </style:style>
    <style:style style:name="T12" style:family="text">
      <style:text-properties officeooo:rsid="003a3602"/>
    </style:style>
    <style:style style:name="T13" style:family="text">
      <style:text-properties officeooo:rsid="003b9fd6"/>
    </style:style>
    <style:style style:name="T14" style:family="text">
      <style:text-properties officeooo:rsid="003e4fe8"/>
    </style:style>
    <style:style style:name="T15" style:family="text">
      <style:text-properties officeooo:rsid="004aa740"/>
    </style:style>
    <style:style style:name="T16" style:family="text">
      <style:text-properties officeooo:rsid="004de4f3"/>
    </style:style>
    <style:style style:name="T17" style:family="text">
      <style:text-properties officeooo:rsid="00504c3a"/>
    </style:style>
    <style:style style:name="T18" style:family="text">
      <style:text-properties officeooo:rsid="00540fe0"/>
    </style:style>
    <style:style style:name="T19" style:family="text">
      <style:text-properties officeooo:rsid="0055fa1d"/>
    </style:style>
    <style:style style:name="T20" style:family="text">
      <style:text-properties officeooo:rsid="005e41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Le Front National</text:h>
      <text:p text:style-name="P5">Pour les prochaines élections présidentielles le Front National (FN) prévoit d’effectuer plusieurs changements concernant le travail et les règlements l’encadrant. <text:span text:style-name="T20">Ces changements concernent notamment la retraite, le temps de travail et les salaires.</text:span></text:p>
      <text:p text:style-name="Heading">Temps de travail</text:p>
      <text:p text:style-name="P2"><text:span text:style-name="T11">Le</text:span>s lois sur le temps de travail hebdomadaire de 35 heures ne seront pas revues, en revanche la renégociation sera autorisée à la condition qu’elle s’accompagne d’une augmentation proportionnelle du salaire.</text:p>
      <text:p text:style-name="P2"/>
      <text:p text:style-name="Heading">SMIC</text:p>
      <text:p text:style-name="P2"><text:span text:style-name="T15">Le FN prévoit d’a</text:span>ugmenter de 200€ <text:span text:style-name="T13">nets</text:span> <text:span text:style-name="T12">tous </text:span>les salaires en dessous de 1500€.</text:p>
      <text:p text:style-name="P2"/>
      <text:p text:style-name="Heading"><text:span text:style-name="T20">Temps</text:span> d<text:span text:style-name="T20">e</text:span> travail</text:p>
      <text:p text:style-name="P2"><text:span text:style-name="T14">Selon le FN, l</text:span>e droit du travail ne sera « assoupli » que « quand les choses iront mieux économiquement et fiscalement ». Sur l’emploi, les 35 heures seront toutefois « assouplies » pour favoriser les accords de branche permettant aux salariés de « travailler 39 heures payées 39 ».</text:p>
      <text:p text:style-name="P2"/>
      <text:p text:style-name="Heading">Impôts</text:p>
      <text:p text:style-name="P2">Volet recettes, tous les Français seraient tenus de payer l’impôt sur le revenu (IR), même « symboliquement ». Le FN souhaite aussi élargir l’assiette imposable des particuliers « mais surtout des entreprises », tout en réduisant les taux marginaux. En 2012, le FN prônait une tranche marginale de l’IR à 46 %.</text:p>
      <text:p text:style-name="P2"/>
      <text:p text:style-name="Heading">Retraite</text:p>
      <text:p text:style-name="P4"><text:span text:style-name="T1">L'âge légal de départ à la retraite a été maintenu par François Hollande à 62 ans en France, sauf pour les actifs ayant commencé une carrière professionnelle très jeune ou ceux qui exercent des travaux dans lesquels la pénibilité est importante. Le Front </text:span><text:span text:style-name="T2">N</text:span><text:span text:style-name="T1">ational envisage, </text:span><text:span text:style-name="T4">quant-à </text:span><text:span text:style-name="T1">lui, de restaurer la retraite pleine à 40 annuités et l'âge de départ en retraite à 60 an</text:span><text:span text:style-name="T3">s</text:span><text:span text:style-name="T1">.</text:span></text:p>
      <text:p text:style-name="P3"/>
      <text:p text:style-name="Heading">Apprentissage</text:p>
      <text:p text:style-name="P1"><text:span text:style-name="T1">Parce qu’il est le meilleur outil de formation et un puissant vecteur d’insertion dans l’artisanat, l’apprentissage sera valorisé dans le cadre de la réforme de l’enseignement professionnel </text:span><text:span text:style-name="T5">engagé par le FN</text:span><text:span text:style-name="T1">. L’objectif sera de passer à la fin du quinquennat à environ 700 000 apprentis contre 500 000 aujourd’hui (en Allemagne, on compte 1,5 millions d’apprentis). La suppression du collège unique et la valorisation des filières professionnelles participeront </text:span><text:span text:style-name="T6">à</text:span><text:span text:style-name="T1"> cet effort : l’orientation vers les filières professionnelles sera en effet accrue. Dans le cadre de cet enseignement professionnel, </text:span><text:span text:style-name="T7">le FN</text:span><text:span text:style-name="T1"> veillera à une formation de qualité sur les savoirs de base (lecture, écriture, calcul) dans la mesure où l’illettrisme des apprentis est un phénomène croissant qui inquiète les artisans en accueillant.</text:span></text:p>
      <text:p text:style-name="P3"/>
      <text:p text:style-name="P3"><text:span text:style-name="T9">L’État</text:span> invitera les régions à renforcer leurs efforts financiers en faveur de l’apprentissage.</text:p>
      <text:p text:style-name="P3"><text:soft-page-break/></text:p>
      <text:p text:style-name="Heading"><text:span text:style-name="T10">C</text:span>oût du travail</text:p>
      <text:p text:style-name="P3"><text:span text:style-name="T16">Le FN propose</text:span> de financer une diminution des charges des cotisations sociales salariales par l’institution d’une Contribution Sociale aux Importations égale à 3 % du montant des biens importés. L’application de la Contribution Sociale aux Importations permettra d’augmenter de 200<text:span text:style-name="T17">€</text:span> net les rémunérations des salaires jusqu’à 1,4 fois le SMIC.</text:p>
      <text:p text:style-name="P3"/>
      <text:p text:style-name="P3">Parallèlement, <text:s/>la France soutiendra l’instauration d’une taxe sur les transactions financières à l’échelon international.</text:p>
      <text:p text:style-name="P3"/>
      <text:p text:style-name="P3">De <text:span text:style-name="T8">surcroît</text:span>, <text:span text:style-name="T18">pour contrer le</text:span> développement exponentiel des délocalisations de prestations de services ordonnées par les entreprises (centre d’appel, prestations de conseils, comptabilité, informatique, …etc), <text:span text:style-name="T19">c</text:span>elles-ci feront l’objet d’une taxation, à hauteur de 33%, établie sur la base de la déclaration d’échange de services.</text:p>
      <text:p text:style-name="P3"/>
      <text:p text:style-name="P3">Les taux des crédits à la consommation et des crédits immobiliers contractés par des particuliers, feront l’objet d’un encadrement législatif et réglementaire avec notamment une révision de la procédure de fixation du taux d’usure pour empêcher les organismes de crédit de prêter à taux exorbit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08:36:26.812960288</meta:creation-date>
    <meta:generator>LibreOffice/5.1.4.2$Linux_X86_64 LibreOffice_project/10m0$Build-2</meta:generator>
    <dc:date>2016-10-14T14:48:07.502451092</dc:date>
    <meta:editing-duration>PT1H11M53S</meta:editing-duration>
    <meta:editing-cycles>68</meta:editing-cycles>
    <meta:document-statistic meta:table-count="0" meta:image-count="0" meta:object-count="0" meta:page-count="2" meta:paragraph-count="20" meta:word-count="547" meta:character-count="3583" meta:non-whitespace-character-count="3055"/>
  </office:meta>
</office:document-meta>
</file>